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B0000015C9D48EFDD6BDC474A.jpg" manifest:media-type="image/jpeg"/>
  <manifest:file-entry manifest:full-path="Pictures/100000000000020B000002C04D999C59878F090D.jpg" manifest:media-type="image/jpeg"/>
  <manifest:file-entry manifest:full-path="Pictures/100000000000028700000242AC50278182786797.jpg" manifest:media-type="image/jpeg"/>
  <manifest:file-entry manifest:full-path="Pictures/10000000000002C1000002C0799CF84819C46D33.jpg" manifest:media-type="image/jpeg"/>
  <manifest:file-entry manifest:full-path="Pictures/10000000000002F6000002F4EB07625D0D986628.jpg" manifest:media-type="image/jpeg"/>
  <manifest:file-entry manifest:full-path="Pictures/10000000000003200000040D8AB4E80B96AA50B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3.15cm" fo:min-width="18.1cm"/>
    </style:style>
    <style:style style:name="gr7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9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1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</style:style>
    <style:style style:name="gr1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517cm"/>
    </style:style>
    <style:style style:name="gr1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7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nux Biolinum O" fo:font-size="54pt" style:font-size-asian="54pt" style:font-size-complex="5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nux Biolinum O" fo:font-size="54pt" fo:font-style="normal" fo:text-shadow="none" style:text-underline-style="none" fo:font-weight="normal" style:letter-kerning="true" style:font-name-asian="AR PL SungtiL GB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nux Biolinum 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9.4cm" svg:height="3.506cm" svg:x="0.2cm" svg:y="1.49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3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12.4cm" svg:height="12.368cm" svg:x="16.8cm" svg:y="11.032cm">
          <draw:image xlink:href="Pictures/10000000000002F6000002F4EB07625D0D986628.jpg" xlink:type="simple" xlink:show="embed" xlink:actuate="onLoad">
            <text:p/>
          </draw:image>
        </draw:frame>
        <draw:frame draw:style-name="gr5" draw:text-style-name="P4" draw:layer="layout" svg:width="23.8cm" svg:height="8.2cm" svg:x="1.2cm" svg:y="12.4cm">
          <draw:text-box>
            <text:p><text:span text:style-name="T1">Иван </text:span><text:span text:style-name="T2">Крылов</text:span></text:p>
            <text:p><text:span text:style-name="T2"/></text:p>
            <text:p><text:span text:style-name="T2"><text:s text:c="8"/></text:span><text:span text:style-name="T2">Ivan Krylov</text:span></text:p>
          </draw:text-box>
        </draw:frame>
        <draw:custom-shape draw:style-name="gr6" draw:text-style-name="P5" draw:layer="layout" svg:width="18.6cm" svg:height="3.4cm" svg:x="11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7" draw:text-style-name="P1" draw:layer="layout" svg:width="25.199cm" svg:height="3.506cm" svg:x="1.401cm" svg:y="0.837cm">
          <draw:text-box>
            <text:p/>
          </draw:text-box>
        </draw:frame>
        <draw:frame draw:style-name="gr8" draw:text-style-name="P4" draw:layer="layout" svg:width="17.8cm" svg:height="7.478cm" svg:x="9.2cm" svg:y="11.522cm">
          <draw:text-box>
            <text:p/>
            <text:p><text:span text:style-name="T2">Николай Карамзин</text:span></text:p>
            <text:p><text:span text:style-name="T2"><text:s text:c="2"/></text:span></text:p>
            <text:p><text:span text:style-name="T2"><text:s text:c="3"/></text:span><text:span text:style-name="T2">Nikolaï Karamzine</text:span></text:p>
          </draw:text-box>
        </draw:frame>
        <draw:frame draw:style-name="gr4" draw:text-style-name="P3" draw:layer="layout" svg:width="9.103cm" svg:height="11.8cm" svg:x="0cm" svg:y="11cm">
          <draw:image xlink:href="Pictures/10000000000003200000040D8AB4E80B96AA50B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9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11.015cm" svg:height="11cm" svg:x="16.2cm" svg:y="12.2cm">
          <draw:image xlink:href="Pictures/10000000000002C1000002C0799CF84819C46D33.jpg" xlink:type="simple" xlink:show="embed" xlink:actuate="onLoad">
            <text:p/>
          </draw:image>
        </draw:frame>
        <draw:frame draw:style-name="gr10" draw:text-style-name="P4" draw:layer="layout" svg:width="23.8cm" svg:height="6.767cm" svg:x="0.3cm" svg:y="13.2cm">
          <draw:text-box>
            <text:p><text:span text:style-name="T2">Михаил Лермонтов</text:span></text:p>
            <text:p><text:span text:style-name="T2"/></text:p>
            <text:p><text:span text:style-name="T2"><text:s/></text:span><text:span text:style-name="T2">Mikhail Lermontov <text:s text:c="5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1" draw:text-style-name="P1" draw:layer="layout" svg:width="25.199cm" svg:height="3.506cm" svg:x="1.401cm" svg:y="0.837cm">
          <draw:text-box>
            <text:p/>
          </draw:text-box>
        </draw:frame>
        <draw:frame draw:style-name="gr12" draw:text-style-name="P4" draw:layer="layout" svg:width="15.2cm" svg:height="6.767cm" svg:x="0.8cm" svg:y="13.2cm">
          <draw:text-box>
            <text:p><text:span text:style-name="T2">Фёдор Тютчев</text:span></text:p>
            <text:p><text:span text:style-name="T2"/></text:p>
            <text:p><text:span text:style-name="T2"><text:s/></text:span><text:span text:style-name="T2">Fiodor Tiouttchev</text:span></text:p>
          </draw:text-box>
        </draw:frame>
        <draw:frame draw:style-name="gr4" draw:text-style-name="P3" draw:layer="layout" svg:width="9.8cm" svg:height="8.755cm" svg:x="16.8cm" svg:y="12.187cm">
          <draw:image xlink:href="Pictures/100000000000028700000242AC502781827867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3" draw:text-style-name="P1" draw:layer="layout" svg:width="25.199cm" svg:height="3.506cm" svg:x="1.401cm" svg:y="0.837cm">
          <draw:text-box>
            <text:p/>
          </draw:text-box>
        </draw:frame>
        <draw:frame draw:style-name="gr14" draw:text-style-name="P4" draw:layer="layout" svg:width="17.6cm" svg:height="8.939cm" svg:x="10.6cm" svg:y="13.061cm">
          <draw:text-box>
            <text:p><text:span text:style-name="T2"><text:s/></text:span><text:span text:style-name="T2">Пётр Вяземский</text:span></text:p>
            <text:p><text:span text:style-name="T2"/></text:p>
            <text:p><text:span text:style-name="T2"><text:s text:c="5"/></text:span><text:span text:style-name="T2">Piotr Viazemski <text:s text:c="6"/></text:span></text:p>
          </draw:text-box>
        </draw:frame>
        <draw:frame draw:style-name="gr4" draw:text-style-name="P3" draw:layer="layout" svg:width="10.8cm" svg:height="14.538cm" svg:x="-0.2cm" svg:y="11.4cm">
          <draw:image xlink:href="Pictures/100000000000020B000002C04D999C59878F09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5" draw:text-style-name="P1" draw:layer="layout" svg:width="25.199cm" svg:height="3.506cm" svg:x="1.401cm" svg:y="0.837cm">
          <draw:text-box>
            <text:p/>
          </draw:text-box>
        </draw:frame>
        <draw:frame draw:style-name="gr14" draw:text-style-name="P4" draw:layer="layout" svg:width="23.8cm" svg:height="6.767cm" svg:x="0cm" svg:y="13.4cm">
          <draw:text-box>
            <text:p><text:span text:style-name="T2">Александр Пушкин</text:span></text:p>
            <text:p><text:span text:style-name="T2"/></text:p>
            <text:p><text:span text:style-name="T2">Alexandre Pouchkine</text:span></text:p>
          </draw:text-box>
        </draw:frame>
        <draw:frame draw:style-name="gr4" draw:text-style-name="P3" draw:layer="layout" svg:width="10.216cm" svg:height="9cm" svg:x="17.2cm" svg:y="12.2cm">
          <draw:image xlink:href="Pictures/100000000000018B0000015C9D48EFDD6BDC474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6" draw:text-style-name="P1" draw:layer="layout" svg:width="19.4cm" svg:height="3.506cm" svg:x="0.2cm" svg:y="1.49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7" draw:text-style-name="P1" draw:layer="layout" svg:width="19.4cm" svg:height="3.506cm" svg:x="0.2cm" svg:y="1.49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21:38:24.757804979</meta:creation-date>
    <dc:date>2019-06-30T14:44:26.928666932</dc:date>
    <meta:editing-duration>PT8H55M59S</meta:editing-duration>
    <meta:editing-cycles>29</meta:editing-cycles>
    <meta:generator>LibreOffice/6.0.7.3$Linux_X86_64 LibreOffice_project/00m0$Build-3</meta:generator>
    <meta:document-statistic meta:object-count="65"/>
  </office:meta>
</office:document-meta>
</file>